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325" officeooo:paragraph-rsid="00099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7:10.282751714</meta:creation-date>
    <dc:date>2017-09-19T16:27:33.496072341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1.6.2$Linux_X86_64 LibreOffice_project/10m0$Build-2</meta:generator>
  </office:meta>
</office:document-meta>
</file>